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B00000502BD13225A9D005595.png" manifest:media-type="image/png"/>
  <manifest:file-entry manifest:full-path="Pictures/10000201000005D1000004C0FB4EF8AEB518F635.png" manifest:media-type="image/png"/>
  <manifest:file-entry manifest:full-path="Pictures/1000020100000715000004F948CF7634193A0554.png" manifest:media-type="image/png"/>
  <manifest:file-entry manifest:full-path="Pictures/100002010000025900000622004E8CADDB4907D0.png" manifest:media-type="image/png"/>
  <manifest:file-entry manifest:full-path="Pictures/100002010000025F000006281E0280E02445E0E2.png" manifest:media-type="image/png"/>
  <manifest:file-entry manifest:full-path="Pictures/10000201000002620000062131F8E4DC366D80D5.png" manifest:media-type="image/png"/>
  <manifest:file-entry manifest:full-path="Pictures/100002010000026200000627F7A79AFB9B7A8797.png" manifest:media-type="image/png"/>
  <manifest:file-entry manifest:full-path="Pictures/100002010000071A00000502D243BD515EE91F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2a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5" text:anchor-type="as-char" svg:width="18.736cm" svg:height="15.3cm" draw:z-index="4"><draw:image xlink:href="Pictures/10000201000005D1000004C0FB4EF8AEB518F635.png" xlink:type="simple" xlink:show="embed" xlink:actuate="onLoad" draw:mime-type="image/png"/></draw:frame></text:p>
      <text:p text:style-name="P1"><text:soft-page-break/><draw:frame draw:style-name="fr1" draw:name="Image1" text:anchor-type="as-char" svg:width="5.863cm" svg:height="15.224cm" draw:z-index="0"><draw:image xlink:href="Pictures/100002010000025F000006281E0280E02445E0E2.png" xlink:type="simple" xlink:show="embed" xlink:actuate="onLoad" draw:mime-type="image/png"/></draw:frame><text:s/><draw:frame draw:style-name="fr1" draw:name="Image2" text:anchor-type="as-char" svg:width="5.913cm" svg:height="15.212cm" draw:z-index="1"><draw:image xlink:href="Pictures/10000201000002620000062131F8E4DC366D80D5.png" xlink:type="simple" xlink:show="embed" xlink:actuate="onLoad" draw:mime-type="image/png"/></draw:frame><text:s/><draw:frame draw:style-name="fr1" draw:name="Image3" text:anchor-type="as-char" svg:width="5.777cm" svg:height="15.095cm" draw:z-index="2"><draw:image xlink:href="Pictures/100002010000025900000622004E8CADDB4907D0.png" xlink:type="simple" xlink:show="embed" xlink:actuate="onLoad" draw:mime-type="image/png"/></draw:frame><text:s/><draw:frame draw:style-name="fr1" draw:name="Image4" text:anchor-type="as-char" svg:width="5.821cm" svg:height="15.028cm" draw:z-index="3"><draw:image xlink:href="Pictures/100002010000026200000627F7A79AFB9B7A8797.png" xlink:type="simple" xlink:show="embed" xlink:actuate="onLoad" draw:mime-type="image/png"/></draw:frame></text:p>
      <text:p text:style-name="P1"/>
      <text:p text:style-name="P1"><text:soft-page-break/><draw:frame draw:style-name="fr2" draw:name="Image6" text:anchor-type="as-char" svg:y="-7.731cm" svg:width="11.449cm" svg:height="8.073cm" draw:z-index="5"><draw:image xlink:href="Pictures/100002010000071A00000502D243BD515EE91F57.png" xlink:type="simple" xlink:show="embed" xlink:actuate="onLoad" draw:mime-type="image/png"/></draw:frame><text:s/><draw:frame draw:style-name="fr2" draw:name="Image7" text:anchor-type="as-char" svg:y="-7.65cm" svg:width="11.407cm" svg:height="8.01cm" draw:z-index="6"><draw:image xlink:href="Pictures/1000020100000715000004F948CF7634193A0554.png" xlink:type="simple" xlink:show="embed" xlink:actuate="onLoad" draw:mime-type="image/png"/></draw:frame></text:p>
      <text:p text:style-name="P1"><draw:frame draw:style-name="fr1" draw:name="Image8" text:anchor-type="as-char" svg:width="11.516cm" svg:height="8.117cm" draw:z-index="7"><draw:image xlink:href="Pictures/100002010000071B00000502BD13225A9D0055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oit VINCENT</meta:initial-creator>
    <meta:creation-date>2021-05-02T13:10:50.491000000</meta:creation-date>
    <dc:date>2021-05-02T13:20:39.504000000</dc:date>
    <dc:creator>Benoit VINCENT</dc:creator>
    <meta:editing-duration>PT9M50S</meta:editing-duration>
    <meta:editing-cycles>3</meta:editing-cycles>
    <meta:generator>LibreOffice/7.1.1.2$Windows_X86_64 LibreOffice_project/fe0b08f4af1bacafe4c7ecc87ce55bb426164676</meta:generator>
    <meta:document-statistic meta:table-count="0" meta:image-count="8" meta:object-count="0" meta:page-count="3" meta:paragraph-count="4" meta:word-count="0" meta:character-count="4" meta:non-whitespace-character-count="0"/>
  </office:meta>
</office:document-meta>
</file>